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style-name="ce0"/>
          <table:table-cell table:style-name="ce0"/>
          <table:table-cell table:style-name="ce0" office:value-type="string">
            <text:p>(She's muttering something to herself.)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true enemy always lies withi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f one cannot win against themselves,
they they call themselves a true warrior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style-name="ce0"/>
          <table:table-cell table:style-name="ce0"/>
          <table:table-cell table:style-name="ce0" office:value-type="string">
            <text:p>Warrior of Inner Battles
“No matter how trivial the temptation
it is that they resis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